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2pt" officeooo:paragraph-rsid="00016917" style:font-size-asian="12pt" style:font-size-complex="12pt"/>
    </style:style>
    <style:style style:name="P2" style:family="paragraph" style:parent-style-name="Standard">
      <style:text-properties style:font-name="Courier New" fo:font-size="12pt" officeooo:rsid="00017d31" officeooo:paragraph-rsid="00017d31" style:font-size-asian="12pt" style:font-size-complex="12pt"/>
    </style:style>
    <style:style style:name="P3" style:family="paragraph" style:parent-style-name="Standard">
      <style:text-properties style:font-name="Courier New" fo:font-size="12pt" officeooo:rsid="0003f89a" officeooo:paragraph-rsid="0003f89a" style:font-size-asian="12pt" style:font-size-complex="12pt"/>
    </style:style>
    <style:style style:name="P4" style:family="paragraph" style:parent-style-name="Standard">
      <style:text-properties style:font-name="Courier New" fo:font-size="12pt" officeooo:rsid="00062315" officeooo:paragraph-rsid="00062315" style:font-size-asian="12pt" style:font-size-complex="12pt"/>
    </style:style>
    <style:style style:name="P5" style:family="paragraph" style:parent-style-name="Standard">
      <style:text-properties style:font-name="Courier New" fo:font-size="12pt" officeooo:rsid="0007d1f9" officeooo:paragraph-rsid="0007d1f9" style:font-size-asian="12pt" style:font-size-complex="12pt"/>
    </style:style>
    <style:style style:name="P6" style:family="paragraph" style:parent-style-name="Standard">
      <style:text-properties style:font-name="Courier New" fo:font-size="12pt" officeooo:rsid="000f1cf9" officeooo:paragraph-rsid="000f1cf9" style:font-size-asian="12pt" style:font-size-complex="12pt"/>
    </style:style>
    <style:style style:name="P7" style:family="paragraph" style:parent-style-name="Standard">
      <style:text-properties style:font-name="Courier New" fo:font-size="12pt" officeooo:rsid="0010d677" officeooo:paragraph-rsid="0010d677" style:font-size-asian="12pt" style:font-size-complex="12pt"/>
    </style:style>
    <style:style style:name="P8" style:family="paragraph" style:parent-style-name="Standard">
      <style:text-properties style:font-name="Courier New" fo:font-size="12pt" officeooo:rsid="001643bf" officeooo:paragraph-rsid="001643bf" style:font-size-asian="12pt" style:font-size-complex="12pt"/>
    </style:style>
    <style:style style:name="P9" style:family="paragraph" style:parent-style-name="Standard">
      <style:text-properties style:font-name="Courier New" fo:font-size="12pt" officeooo:rsid="00179ef7" officeooo:paragraph-rsid="00179ef7" style:font-size-asian="12pt" style:font-size-complex="12pt"/>
    </style:style>
    <style:style style:name="P10" style:family="paragraph" style:parent-style-name="Standard">
      <style:text-properties style:font-name="Courier New" fo:font-size="12pt" officeooo:rsid="001804f7" officeooo:paragraph-rsid="001804f7" style:font-size-asian="12pt" style:font-size-complex="12pt"/>
    </style:style>
    <style:style style:name="P11" style:family="paragraph" style:parent-style-name="Standard">
      <style:text-properties style:font-name="Courier New" fo:font-size="12pt" officeooo:rsid="001a446b" officeooo:paragraph-rsid="001a446b" style:font-size-asian="12pt" style:font-size-complex="12pt"/>
    </style:style>
    <style:style style:name="P12" style:family="paragraph" style:parent-style-name="Standard">
      <style:text-properties style:font-name="Courier New" fo:font-size="12pt" officeooo:rsid="001ce0b5" officeooo:paragraph-rsid="001ce0b5" style:font-size-asian="12pt" style:font-size-complex="12pt"/>
    </style:style>
    <style:style style:name="P13" style:family="paragraph" style:parent-style-name="Standard">
      <style:text-properties style:font-name="Courier New" fo:font-size="12pt" officeooo:rsid="001d3db1" officeooo:paragraph-rsid="001d3db1" style:font-size-asian="12pt" style:font-size-complex="12pt"/>
    </style:style>
    <style:style style:name="P14" style:family="paragraph" style:parent-style-name="Standard">
      <style:text-properties style:font-name="Courier New" fo:font-size="12pt" officeooo:rsid="001d43c2" officeooo:paragraph-rsid="001d43c2" style:font-size-asian="12pt" style:font-size-complex="12pt"/>
    </style:style>
    <style:style style:name="P15" style:family="paragraph" style:parent-style-name="Standard">
      <style:paragraph-properties fo:text-align="start" style:justify-single-word="false"/>
      <style:text-properties style:font-name="Courier New" fo:font-size="12pt" style:text-underline-style="none" fo:font-weight="normal" officeooo:rsid="001f4e4d" officeooo:paragraph-rsid="001f4e4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Courier New" fo:font-size="12pt" style:text-underline-style="none" fo:font-weight="normal" officeooo:rsid="002285af" officeooo:paragraph-rsid="002285a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Courier New" fo:font-size="12pt" style:text-underline-style="none" fo:font-weight="normal" officeooo:rsid="0025dac9" officeooo:paragraph-rsid="0025dac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Courier New" fo:font-size="12pt" style:text-underline-style="none" fo:font-weight="normal" officeooo:rsid="0028013c" officeooo:paragraph-rsid="0028013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Courier New" fo:font-size="12pt" style:text-underline-style="none" fo:font-weight="normal" officeooo:rsid="00284199" officeooo:paragraph-rsid="00284199"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Courier New" fo:font-size="12pt" style:text-underline-style="none" fo:font-weight="normal" officeooo:rsid="00293804" officeooo:paragraph-rsid="00293804"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Courier New" fo:font-size="12pt" style:text-underline-style="none" fo:font-weight="normal" officeooo:rsid="002e4416" officeooo:paragraph-rsid="002e441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Courier New" fo:font-size="12pt" style:text-underline-style="none" fo:font-weight="normal" officeooo:rsid="002e7214" officeooo:paragraph-rsid="002e7214"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Courier New" fo:font-size="12pt" style:text-underline-style="none" fo:font-weight="normal" officeooo:rsid="002f45c0" officeooo:paragraph-rsid="002f45c0"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Courier New" fo:font-size="12pt" style:text-underline-style="none" fo:font-weight="normal" officeooo:rsid="002fa9fd" officeooo:paragraph-rsid="002fa9fd"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6917" officeooo:paragraph-rsid="00016917" style:font-size-asian="16pt" style:font-weight-asian="bold" style:font-size-complex="16pt" style:font-weight-complex="bold"/>
    </style:style>
    <style:style style:name="P26"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6917" officeooo:paragraph-rsid="00017d31" style:font-size-asian="16pt" style:font-weight-asian="bold" style:font-size-complex="16pt" style:font-weight-complex="bold"/>
    </style:style>
    <style:style style:name="P27"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7d31" officeooo:paragraph-rsid="00017d31" style:font-size-asian="16pt" style:font-weight-asian="bold" style:font-size-complex="16pt" style:font-weight-complex="bold"/>
    </style:style>
    <style:style style:name="P28"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62315" officeooo:paragraph-rsid="00062315" style:font-size-asian="16pt" style:font-weight-asian="bold" style:font-size-complex="16pt" style:font-weight-complex="bold"/>
    </style:style>
    <style:style style:name="P29"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7d1f9" officeooo:paragraph-rsid="0007d1f9"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c7a1d" officeooo:paragraph-rsid="0007d1f9" style:font-size-asian="16pt" style:font-weight-asian="bold" style:font-size-complex="16pt" style:font-weight-complex="bold"/>
    </style:style>
    <style:style style:name="P3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f1cf9" officeooo:paragraph-rsid="000f1cf9" style:font-size-asian="16pt" style:font-weight-asian="bold" style:font-size-complex="16pt" style:font-weight-complex="bold"/>
    </style:style>
    <style:style style:name="P32"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0d677" officeooo:paragraph-rsid="0010d677" style:font-size-asian="16pt" style:font-weight-asian="bold" style:font-size-complex="16pt" style:font-weight-complex="bold"/>
    </style:style>
    <style:style style:name="P33"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643bf" officeooo:paragraph-rsid="001643bf" style:font-size-asian="16pt" style:font-weight-asian="bold" style:font-size-complex="16pt" style:font-weight-complex="bold"/>
    </style:style>
    <style:style style:name="P34"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79ef7" officeooo:paragraph-rsid="00179ef7" style:font-size-asian="16pt" style:font-weight-asian="bold" style:font-size-complex="16pt" style:font-weight-complex="bold"/>
    </style:style>
    <style:style style:name="P35"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804f7" officeooo:paragraph-rsid="001804f7" style:font-size-asian="16pt" style:font-weight-asian="bold" style:font-size-complex="16pt" style:font-weight-complex="bold"/>
    </style:style>
    <style:style style:name="P36"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a446b" officeooo:paragraph-rsid="001a446b" style:font-size-asian="16pt" style:font-weight-asian="bold" style:font-size-complex="16pt" style:font-weight-complex="bold"/>
    </style:style>
    <style:style style:name="P37"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a446b" officeooo:paragraph-rsid="001ce0b5" style:font-size-asian="16pt" style:font-weight-asian="bold" style:font-size-complex="16pt" style:font-weight-complex="bold"/>
    </style:style>
    <style:style style:name="P38"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d3db1" officeooo:paragraph-rsid="001d3db1" style:font-size-asian="16pt" style:font-weight-asian="bold" style:font-size-complex="16pt" style:font-weight-complex="bold"/>
    </style:style>
    <style:style style:name="P39"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d43c2" officeooo:paragraph-rsid="001d43c2" style:font-size-asian="16pt" style:font-weight-asian="bold" style:font-size-complex="16pt" style:font-weight-complex="bold"/>
    </style:style>
    <style:style style:name="P40"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f4e4d" officeooo:paragraph-rsid="001f4e4d" style:font-size-asian="16pt" style:font-weight-asian="bold" style:font-size-complex="16pt" style:font-weight-complex="bold"/>
    </style:style>
    <style:style style:name="P4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2285af" officeooo:paragraph-rsid="002285af" style:font-size-asian="16pt" style:font-weight-asian="bold" style:font-size-complex="16pt" style:font-weight-complex="bold"/>
    </style:style>
    <style:style style:name="P42"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2285af" officeooo:paragraph-rsid="0025dac9" style:font-size-asian="16pt" style:font-weight-asian="bold" style:font-size-complex="16pt" style:font-weight-complex="bold"/>
    </style:style>
    <style:style style:name="P43"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2285af" officeooo:paragraph-rsid="0028013c" style:font-size-asian="16pt" style:font-weight-asian="bold" style:font-size-complex="16pt" style:font-weight-complex="bold"/>
    </style:style>
    <style:style style:name="P44"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284199" officeooo:paragraph-rsid="00284199" style:font-size-asian="16pt" style:font-weight-asian="bold" style:font-size-complex="16pt" style:font-weight-complex="bold"/>
    </style:style>
    <style:style style:name="P45"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293804" officeooo:paragraph-rsid="00293804" style:font-size-asian="16pt" style:font-weight-asian="bold" style:font-size-complex="16pt" style:font-weight-complex="bold"/>
    </style:style>
    <style:style style:name="P46"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2e4416" officeooo:paragraph-rsid="002e4416" style:font-size-asian="16pt" style:font-weight-asian="bold" style:font-size-complex="16pt" style:font-weight-complex="bold"/>
    </style:style>
    <style:style style:name="P47"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2e7214" officeooo:paragraph-rsid="002e7214" style:font-size-asian="16pt" style:font-weight-asian="bold" style:font-size-complex="16pt" style:font-weight-complex="bold"/>
    </style:style>
    <style:style style:name="P48"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2f45c0" officeooo:paragraph-rsid="002f45c0" style:font-size-asian="16pt" style:font-weight-asian="bold" style:font-size-complex="16pt" style:font-weight-complex="bold"/>
    </style:style>
    <style:style style:name="P49"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2fa9fd" officeooo:paragraph-rsid="002fa9fd" style:font-size-asian="16pt" style:font-weight-asian="bold" style:font-size-complex="16pt" style:font-weight-complex="bold"/>
    </style:style>
    <style:style style:name="P50" style:family="paragraph" style:parent-style-name="Standard">
      <style:paragraph-properties fo:text-align="center" style:justify-single-word="false"/>
      <style:text-properties style:font-name="Courier New" fo:font-size="16pt" fo:font-style="normal" style:text-underline-style="solid" style:text-underline-width="auto" style:text-underline-color="font-color" fo:font-weight="bold" officeooo:rsid="002285af" officeooo:paragraph-rsid="002285af" style:font-size-asian="16pt" style:font-style-asian="normal" style:font-weight-asian="bold" style:font-size-complex="16pt" style:font-style-complex="normal" style:font-weight-complex="bold"/>
    </style:style>
    <style:style style:name="P51" style:family="paragraph" style:parent-style-name="Standard">
      <style:paragraph-properties fo:text-align="start" style:justify-single-word="false" fo:break-before="page"/>
      <style:text-properties style:font-name="Courier New" fo:font-size="12pt" style:text-underline-style="none" fo:font-weight="normal" officeooo:rsid="00062315" officeooo:paragraph-rsid="00062315" style:font-size-asian="12pt" style:font-weight-asian="normal" style:font-size-complex="12pt" style:font-weight-complex="normal"/>
    </style:style>
    <style:style style:name="P52" style:family="paragraph" style:parent-style-name="Standard">
      <style:paragraph-properties fo:text-align="start" style:justify-single-word="false" fo:break-before="page"/>
      <style:text-properties style:font-name="Courier New" fo:font-size="12pt" style:text-underline-style="none" fo:font-weight="normal" officeooo:rsid="00062315" officeooo:paragraph-rsid="00062315" style:font-size-asian="10.5pt" style:font-weight-asian="normal" style:font-size-complex="12pt" style:font-weight-complex="normal"/>
    </style:style>
    <style:style style:name="P53" style:family="paragraph" style:parent-style-name="Standard">
      <style:paragraph-properties fo:text-align="start" style:justify-single-word="false" fo:break-before="page"/>
      <style:text-properties style:font-name="Courier New" fo:font-size="12pt" style:text-underline-style="none" fo:font-weight="normal" officeooo:rsid="000aeb95" officeooo:paragraph-rsid="000aeb95" style:font-size-asian="10.5pt" style:font-weight-asian="normal" style:font-size-complex="12pt" style:font-weight-complex="normal"/>
    </style:style>
    <style:style style:name="P54" style:family="paragraph" style:parent-style-name="Standard">
      <style:paragraph-properties fo:text-align="start" style:justify-single-word="false" fo:break-before="page"/>
      <style:text-properties style:font-name="Courier New" fo:font-size="12pt" style:text-underline-style="none" fo:font-weight="normal" officeooo:rsid="000c7a1d" officeooo:paragraph-rsid="000c7a1d" style:font-size-asian="10.5pt" style:font-weight-asian="normal" style:font-size-complex="12pt" style:font-weight-complex="normal"/>
    </style:style>
    <style:style style:name="P55" style:family="paragraph" style:parent-style-name="Standard">
      <style:paragraph-properties fo:text-align="start" style:justify-single-word="false" fo:break-before="page"/>
      <style:text-properties style:font-name="Courier New" fo:font-size="12pt" style:text-underline-style="none" fo:font-weight="normal" officeooo:rsid="000f1cf9" officeooo:paragraph-rsid="000f1cf9" style:font-size-asian="10.5pt" style:font-weight-asian="normal" style:font-size-complex="12pt" style:font-weight-complex="normal"/>
    </style:style>
    <style:style style:name="P56" style:family="paragraph" style:parent-style-name="Standard">
      <style:paragraph-properties fo:text-align="start" style:justify-single-word="false" fo:break-before="page"/>
      <style:text-properties style:font-name="Courier New" fo:font-size="12pt" style:text-underline-style="none" fo:font-weight="normal" officeooo:rsid="0010d677" officeooo:paragraph-rsid="0010d677" style:font-size-asian="10.5pt" style:font-weight-asian="normal" style:font-size-complex="12pt" style:font-weight-complex="normal"/>
    </style:style>
    <style:style style:name="P57" style:family="paragraph" style:parent-style-name="Standard">
      <style:paragraph-properties fo:text-align="start" style:justify-single-word="false" fo:break-before="page"/>
      <style:text-properties style:font-name="Courier New" fo:font-size="12pt" style:text-underline-style="none" fo:font-weight="normal" officeooo:rsid="0011cccb" officeooo:paragraph-rsid="0011cccb" style:font-size-asian="10.5pt" style:font-weight-asian="normal" style:font-size-complex="12pt" style:font-weight-complex="normal"/>
    </style:style>
    <style:style style:name="P58" style:family="paragraph" style:parent-style-name="Standard">
      <style:paragraph-properties fo:text-align="start" style:justify-single-word="false" fo:break-before="page"/>
      <style:text-properties style:font-name="Courier New" fo:font-size="12pt" style:text-underline-style="none" fo:font-weight="normal" officeooo:rsid="001643bf" officeooo:paragraph-rsid="001643bf" style:font-size-asian="10.5pt" style:font-weight-asian="normal" style:font-size-complex="12pt" style:font-weight-complex="normal"/>
    </style:style>
    <style:style style:name="P59" style:family="paragraph" style:parent-style-name="Standard">
      <style:paragraph-properties fo:text-align="start" style:justify-single-word="false" fo:break-before="page"/>
      <style:text-properties style:font-name="Courier New" fo:font-size="12pt" style:text-underline-style="none" fo:font-weight="normal" officeooo:rsid="00179ef7" officeooo:paragraph-rsid="00179ef7" style:font-size-asian="10.5pt" style:font-weight-asian="normal" style:font-size-complex="12pt" style:font-weight-complex="normal"/>
    </style:style>
    <style:style style:name="P60" style:family="paragraph" style:parent-style-name="Standard">
      <style:paragraph-properties fo:text-align="start" style:justify-single-word="false" fo:break-before="page"/>
      <style:text-properties style:font-name="Courier New" fo:font-size="12pt" style:text-underline-style="none" fo:font-weight="normal" officeooo:rsid="001804f7" officeooo:paragraph-rsid="001804f7" style:font-size-asian="10.5pt" style:font-weight-asian="normal" style:font-size-complex="12pt" style:font-weight-complex="normal"/>
    </style:style>
    <style:style style:name="P61" style:family="paragraph" style:parent-style-name="Standard">
      <style:paragraph-properties fo:text-align="start" style:justify-single-word="false" fo:break-before="page"/>
      <style:text-properties style:font-name="Courier New" fo:font-size="12pt" style:text-underline-style="none" fo:font-weight="normal" officeooo:rsid="001a446b" officeooo:paragraph-rsid="001a446b" style:font-size-asian="10.5pt" style:font-weight-asian="normal" style:font-size-complex="12pt" style:font-weight-complex="normal"/>
    </style:style>
    <style:style style:name="P62" style:family="paragraph" style:parent-style-name="Standard">
      <style:paragraph-properties fo:text-align="start" style:justify-single-word="false" fo:break-before="page"/>
      <style:text-properties style:font-name="Courier New" fo:font-size="12pt" style:text-underline-style="none" fo:font-weight="normal" officeooo:rsid="001ce0b5" officeooo:paragraph-rsid="001ce0b5" style:font-size-asian="10.5pt" style:font-weight-asian="normal" style:font-size-complex="12pt" style:font-weight-complex="normal"/>
    </style:style>
    <style:style style:name="P63" style:family="paragraph" style:parent-style-name="Standard">
      <style:paragraph-properties fo:text-align="start" style:justify-single-word="false" fo:break-before="page"/>
      <style:text-properties style:font-name="Courier New" fo:font-size="12pt" style:text-underline-style="none" fo:font-weight="normal" officeooo:rsid="001d3db1" officeooo:paragraph-rsid="001d3db1" style:font-size-asian="10.5pt" style:font-weight-asian="normal" style:font-size-complex="12pt" style:font-weight-complex="normal"/>
    </style:style>
    <style:style style:name="P64" style:family="paragraph" style:parent-style-name="Standard">
      <style:paragraph-properties fo:text-align="start" style:justify-single-word="false" fo:break-before="page"/>
      <style:text-properties style:font-name="Courier New" fo:font-size="12pt" style:text-underline-style="none" fo:font-weight="normal" officeooo:rsid="001d43c2" officeooo:paragraph-rsid="001d43c2" style:font-size-asian="10.5pt" style:font-weight-asian="normal" style:font-size-complex="12pt" style:font-weight-complex="normal"/>
    </style:style>
    <style:style style:name="P65" style:family="paragraph" style:parent-style-name="Standard">
      <style:paragraph-properties fo:text-align="start" style:justify-single-word="false" fo:break-before="page"/>
      <style:text-properties style:font-name="Courier New" fo:font-size="12pt" style:text-underline-style="none" fo:font-weight="normal" officeooo:rsid="001f4e4d" officeooo:paragraph-rsid="001f4e4d" style:font-size-asian="10.5pt" style:font-weight-asian="normal" style:font-size-complex="12pt" style:font-weight-complex="normal"/>
    </style:style>
    <style:style style:name="P66" style:family="paragraph" style:parent-style-name="Standard">
      <style:paragraph-properties fo:text-align="start" style:justify-single-word="false" fo:break-before="page"/>
      <style:text-properties style:font-name="Courier New" fo:font-size="12pt" style:text-underline-style="none" fo:font-weight="normal" officeooo:rsid="002285af" officeooo:paragraph-rsid="002285af" style:font-size-asian="10.5pt" style:font-weight-asian="normal" style:font-size-complex="12pt" style:font-weight-complex="normal"/>
    </style:style>
    <style:style style:name="P67" style:family="paragraph" style:parent-style-name="Standard">
      <style:paragraph-properties fo:text-align="start" style:justify-single-word="false" fo:break-before="page"/>
      <style:text-properties style:font-name="Courier New" fo:font-size="12pt" style:text-underline-style="none" fo:font-weight="normal" officeooo:rsid="0025dac9" officeooo:paragraph-rsid="0025dac9" style:font-size-asian="10.5pt" style:font-weight-asian="normal" style:font-size-complex="12pt" style:font-weight-complex="normal"/>
    </style:style>
    <style:style style:name="P68" style:family="paragraph" style:parent-style-name="Standard">
      <style:paragraph-properties fo:text-align="start" style:justify-single-word="false" fo:break-before="page"/>
      <style:text-properties style:font-name="Courier New" fo:font-size="12pt" style:text-underline-style="none" fo:font-weight="normal" officeooo:rsid="0028013c" officeooo:paragraph-rsid="0028013c" style:font-size-asian="10.5pt" style:font-weight-asian="normal" style:font-size-complex="12pt" style:font-weight-complex="normal"/>
    </style:style>
    <style:style style:name="P69" style:family="paragraph" style:parent-style-name="Standard">
      <style:paragraph-properties fo:text-align="start" style:justify-single-word="false" fo:break-before="page"/>
      <style:text-properties style:font-name="Courier New" fo:font-size="12pt" style:text-underline-style="none" fo:font-weight="normal" officeooo:rsid="00284199" officeooo:paragraph-rsid="00284199" style:font-size-asian="10.5pt" style:font-weight-asian="normal" style:font-size-complex="12pt" style:font-weight-complex="normal"/>
    </style:style>
    <style:style style:name="P70" style:family="paragraph" style:parent-style-name="Standard">
      <style:paragraph-properties fo:text-align="start" style:justify-single-word="false" fo:break-before="page"/>
      <style:text-properties style:font-name="Courier New" fo:font-size="12pt" style:text-underline-style="none" fo:font-weight="normal" officeooo:rsid="00293804" officeooo:paragraph-rsid="00293804" style:font-size-asian="10.5pt" style:font-weight-asian="normal" style:font-size-complex="12pt" style:font-weight-complex="normal"/>
    </style:style>
    <style:style style:name="P71" style:family="paragraph" style:parent-style-name="Standard">
      <style:paragraph-properties fo:text-align="start" style:justify-single-word="false" fo:break-before="page"/>
      <style:text-properties style:font-name="Courier New" fo:font-size="12pt" style:text-underline-style="none" fo:font-weight="normal" officeooo:rsid="002e4416" officeooo:paragraph-rsid="002e4416" style:font-size-asian="10.5pt" style:font-weight-asian="normal" style:font-size-complex="12pt" style:font-weight-complex="normal"/>
    </style:style>
    <style:style style:name="P72" style:family="paragraph" style:parent-style-name="Standard">
      <style:paragraph-properties fo:text-align="start" style:justify-single-word="false" fo:break-before="page"/>
      <style:text-properties style:font-name="Courier New" fo:font-size="12pt" style:text-underline-style="none" fo:font-weight="normal" officeooo:rsid="002e7214" officeooo:paragraph-rsid="002e7214" style:font-size-asian="10.5pt" style:font-weight-asian="normal" style:font-size-complex="12pt" style:font-weight-complex="normal"/>
    </style:style>
    <style:style style:name="P73" style:family="paragraph" style:parent-style-name="Standard">
      <style:paragraph-properties fo:text-align="start" style:justify-single-word="false" fo:break-before="page"/>
      <style:text-properties style:font-name="Courier New" fo:font-size="12pt" style:text-underline-style="none" fo:font-weight="normal" officeooo:rsid="002f45c0" officeooo:paragraph-rsid="002f45c0" style:font-size-asian="10.5pt" style:font-weight-asian="normal" style:font-size-complex="12pt" style:font-weight-complex="normal"/>
    </style:style>
    <style:style style:name="P74" style:family="paragraph" style:parent-style-name="Standard">
      <style:paragraph-properties fo:text-align="start" style:justify-single-word="false" fo:break-before="page"/>
      <style:text-properties style:font-name="Courier New" fo:font-size="12pt" style:text-underline-style="none" fo:font-weight="normal" officeooo:rsid="002fa9fd" officeooo:paragraph-rsid="002fa9fd" style:font-size-asian="10.5pt" style:font-weight-asian="normal" style:font-size-complex="12pt" style:font-weight-complex="normal"/>
    </style:style>
    <style:style style:name="P75" style:family="paragraph" style:parent-style-name="Standard">
      <style:paragraph-properties fo:margin-top="0in" fo:margin-bottom="0in" loext:contextual-spacing="false" fo:text-align="start" style:justify-single-word="false"/>
      <style:text-properties style:font-name="Courier New" fo:font-size="12pt" fo:font-weight="normal" officeooo:rsid="00017d31" officeooo:paragraph-rsid="00017d31" style:font-size-asian="12pt" style:font-weight-asian="normal" style:font-size-complex="12pt" style:font-weight-complex="normal"/>
    </style:style>
    <style:style style:name="P76" style:family="paragraph" style:parent-style-name="Standard">
      <style:text-properties style:font-name="Courier New" fo:font-size="12pt" officeooo:rsid="00016917" officeooo:paragraph-rsid="00306d4b" style:font-size-asian="12pt" style:font-size-complex="12pt"/>
    </style:style>
    <style:style style:name="P77" style:family="paragraph" style:parent-style-name="Standard">
      <style:text-properties style:font-name="Courier New" fo:font-size="12pt" officeooo:rsid="00017d31" officeooo:paragraph-rsid="00017d31" style:font-size-asian="12pt" style:font-size-complex="12pt"/>
    </style:style>
    <style:style style:name="P78" style:family="paragraph" style:parent-style-name="Standard">
      <style:text-properties style:font-name="Courier New" fo:font-size="12pt" officeooo:rsid="0003f89a" officeooo:paragraph-rsid="0003f89a" style:font-size-asian="12pt" style:font-size-complex="12pt"/>
    </style:style>
    <style:style style:name="P79" style:family="paragraph" style:parent-style-name="Standard">
      <style:text-properties style:font-name="Courier New" fo:font-size="12pt" officeooo:rsid="00062315" officeooo:paragraph-rsid="00062315" style:font-size-asian="12pt" style:font-size-complex="12pt"/>
    </style:style>
    <style:style style:name="P80" style:family="paragraph" style:parent-style-name="Standard">
      <style:text-properties style:font-name="Courier New" fo:font-size="12pt" officeooo:rsid="0007d1f9" officeooo:paragraph-rsid="0007d1f9" style:font-size-asian="12pt" style:font-size-complex="12pt"/>
    </style:style>
    <style:style style:name="P81" style:family="paragraph" style:parent-style-name="Standard">
      <style:text-properties style:font-name="Courier New" fo:font-size="12pt" officeooo:rsid="000f1cf9" officeooo:paragraph-rsid="000f1cf9" style:font-size-asian="12pt" style:font-size-complex="12pt"/>
    </style:style>
    <style:style style:name="P82" style:family="paragraph" style:parent-style-name="Standard">
      <style:text-properties style:font-name="Courier New" fo:font-size="12pt" officeooo:rsid="0010d677" officeooo:paragraph-rsid="0010d677" style:font-size-asian="12pt" style:font-size-complex="12pt"/>
    </style:style>
    <style:style style:name="P83" style:family="paragraph" style:parent-style-name="Standard">
      <style:text-properties style:font-name="Courier New" fo:font-size="12pt" officeooo:rsid="001643bf" officeooo:paragraph-rsid="001643bf" style:font-size-asian="12pt" style:font-size-complex="12pt"/>
    </style:style>
    <style:style style:name="P84" style:family="paragraph" style:parent-style-name="Standard">
      <style:text-properties style:font-name="Courier New" fo:font-size="12pt" officeooo:rsid="00179ef7" officeooo:paragraph-rsid="00179ef7" style:font-size-asian="12pt" style:font-size-complex="12pt"/>
    </style:style>
    <style:style style:name="P85" style:family="paragraph" style:parent-style-name="Standard">
      <style:text-properties style:font-name="Courier New" fo:font-size="12pt" officeooo:rsid="001804f7" officeooo:paragraph-rsid="001804f7" style:font-size-asian="12pt" style:font-size-complex="12pt"/>
    </style:style>
    <style:style style:name="P86" style:family="paragraph" style:parent-style-name="Standard">
      <style:text-properties style:font-name="Courier New" fo:font-size="12pt" officeooo:rsid="001a446b" officeooo:paragraph-rsid="001a446b" style:font-size-asian="12pt" style:font-size-complex="12pt"/>
    </style:style>
    <style:style style:name="P87" style:family="paragraph" style:parent-style-name="Standard">
      <style:text-properties style:font-name="Courier New" fo:font-size="12pt" officeooo:rsid="001ce0b5" officeooo:paragraph-rsid="001ce0b5" style:font-size-asian="12pt" style:font-size-complex="12pt"/>
    </style:style>
    <style:style style:name="P88" style:family="paragraph" style:parent-style-name="Standard">
      <style:text-properties style:font-name="Courier New" fo:font-size="12pt" officeooo:rsid="001d3db1" officeooo:paragraph-rsid="001d3db1" style:font-size-asian="12pt" style:font-size-complex="12pt"/>
    </style:style>
    <style:style style:name="P89" style:family="paragraph" style:parent-style-name="Standard">
      <style:text-properties style:font-name="Courier New" fo:font-size="12pt" officeooo:rsid="001d43c2" officeooo:paragraph-rsid="001d43c2" style:font-size-asian="12pt" style:font-size-complex="12pt"/>
    </style:style>
    <style:style style:name="P90" style:family="paragraph" style:parent-style-name="Standard">
      <style:paragraph-properties fo:text-align="center" style:justify-single-word="false"/>
      <style:text-properties style:font-name="Courier New" fo:font-size="12pt" officeooo:rsid="001f4e4d" officeooo:paragraph-rsid="001f4e4d" style:font-size-asian="12pt" style:font-size-complex="12pt"/>
    </style:style>
    <style:style style:name="P91" style:family="paragraph" style:parent-style-name="Standard">
      <style:paragraph-properties fo:text-align="start" style:justify-single-word="false"/>
      <style:text-properties style:font-name="Courier New" fo:font-size="12pt" style:text-underline-style="none" fo:font-weight="normal" officeooo:rsid="001f4e4d" officeooo:paragraph-rsid="001f4e4d" style:font-size-asian="10.5pt" style:font-weight-asian="normal" style:font-size-complex="12pt" style:font-weight-complex="normal"/>
    </style:style>
    <style:style style:name="P92"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6917" officeooo:paragraph-rsid="00017d31" style:font-size-asian="16pt" style:font-weight-asian="bold" style:font-size-complex="16pt" style:font-weight-complex="bold"/>
    </style:style>
    <style:style style:name="P93"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f4e4d" officeooo:paragraph-rsid="001f4e4d" style:font-size-asian="16pt" style:font-weight-asian="bold" style:font-size-complex="16pt" style:font-weight-complex="bold"/>
    </style:style>
    <style:style style:name="P94"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2285af" officeooo:paragraph-rsid="002285af" style:font-size-asian="16pt" style:font-weight-asian="bold" style:font-size-complex="16pt" style:font-weight-complex="bold"/>
    </style:style>
    <style:style style:name="P95"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2285af" officeooo:paragraph-rsid="0025dac9" style:font-size-asian="16pt" style:font-weight-asian="bold" style:font-size-complex="16pt" style:font-weight-complex="bold"/>
    </style:style>
    <style:style style:name="P96"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2285af" officeooo:paragraph-rsid="0028013c" style:font-size-asian="16pt" style:font-weight-asian="bold" style:font-size-complex="16pt" style:font-weight-complex="bold"/>
    </style:style>
    <style:style style:name="P97"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284199" officeooo:paragraph-rsid="00284199" style:font-size-asian="16pt" style:font-weight-asian="bold" style:font-size-complex="16pt" style:font-weight-complex="bold"/>
    </style:style>
    <style:style style:name="P98"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293804" officeooo:paragraph-rsid="00293804" style:font-size-asian="16pt" style:font-weight-asian="bold" style:font-size-complex="16pt" style:font-weight-complex="bold"/>
    </style:style>
    <style:style style:name="P99"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2e4416" officeooo:paragraph-rsid="002e4416" style:font-size-asian="16pt" style:font-weight-asian="bold" style:font-size-complex="16pt" style:font-weight-complex="bold"/>
    </style:style>
    <style:style style:name="P100"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2e7214" officeooo:paragraph-rsid="002e7214" style:font-size-asian="16pt" style:font-weight-asian="bold" style:font-size-complex="16pt" style:font-weight-complex="bold"/>
    </style:style>
    <style:style style:name="P10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2f45c0" officeooo:paragraph-rsid="002f45c0" style:font-size-asian="16pt" style:font-weight-asian="bold" style:font-size-complex="16pt" style:font-weight-complex="bold"/>
    </style:style>
    <style:style style:name="P102"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2fa9fd" officeooo:paragraph-rsid="002fa9fd" style:font-size-asian="16pt" style:font-weight-asian="bold" style:font-size-complex="16pt" style:font-weight-complex="bold"/>
    </style:style>
    <style:style style:name="P103" style:family="paragraph" style:parent-style-name="Standard">
      <style:paragraph-properties fo:text-align="center" style:justify-single-word="false"/>
      <style:text-properties style:font-name="Courier New" fo:font-size="16pt" fo:font-style="normal" style:text-underline-style="solid" style:text-underline-width="auto" style:text-underline-color="font-color" fo:font-weight="bold" officeooo:rsid="002285af" officeooo:paragraph-rsid="002285af" style:font-size-asian="16pt" style:font-style-asian="normal" style:font-weight-asian="bold" style:font-size-complex="16pt" style:font-style-complex="normal" style:font-weight-complex="bold"/>
    </style:style>
    <style:style style:name="P104" style:family="paragraph" style:parent-style-name="Standard">
      <style:paragraph-properties fo:break-before="page"/>
      <style:text-properties style:font-name="Courier New" fo:font-size="12pt" officeooo:rsid="001f4e4d" officeooo:paragraph-rsid="001f4e4d" style:font-size-asian="12pt" style:font-size-complex="12pt"/>
    </style:style>
    <style:style style:name="T1" style:family="text">
      <style:text-properties officeooo:rsid="00017d31"/>
    </style:style>
    <style:style style:name="T2" style:family="text">
      <style:text-properties officeooo:rsid="00016917"/>
    </style:style>
    <style:style style:name="T3" style:family="text">
      <style:text-properties officeooo:rsid="0002763f"/>
    </style:style>
    <style:style style:name="T4" style:family="text">
      <style:text-properties officeooo:rsid="00053454"/>
    </style:style>
    <style:style style:name="T5" style:family="text">
      <style:text-properties officeooo:rsid="000c7a1d"/>
    </style:style>
    <style:style style:name="T6" style:family="text">
      <style:text-properties officeooo:rsid="0011cccb"/>
    </style:style>
    <style:style style:name="T7" style:family="text">
      <style:text-properties officeooo:rsid="001d3db1"/>
    </style:style>
    <style:style style:name="T8"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9" style:family="text">
      <style:text-properties fo:font-size="16pt" style:text-underline-style="solid" style:text-underline-width="auto" style:text-underline-color="font-color" fo:font-weight="bold" officeooo:rsid="001d43c2" style:font-size-asian="16pt" style:font-weight-asian="bold" style:font-size-complex="16pt" style:font-weight-complex="bold"/>
    </style:style>
    <style:style style:name="T10" style:family="text">
      <style:text-properties officeooo:rsid="0020955b"/>
    </style:style>
    <style:style style:name="T11" style:family="text">
      <style:text-properties officeooo:rsid="0023866a"/>
    </style:style>
    <style:style style:name="T12" style:family="text">
      <style:text-properties officeooo:rsid="00293804"/>
    </style:style>
    <style:style style:name="T13" style:family="text">
      <style:text-properties officeooo:rsid="002b35bf"/>
    </style:style>
    <style:style style:name="T14" style:family="text">
      <style:text-properties officeooo:rsid="002cbcae"/>
    </style:style>
    <style:style style:name="T15" style:family="text">
      <style:text-properties officeooo:rsid="002e4416"/>
    </style:style>
    <style:style style:name="T16" style:family="text">
      <style:text-properties officeooo:rsid="002e721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Year: 200<text:span text:style-name="T3">7</text:span>-ish<text:line-break/><text:line-break/>These are excerpts intended to capture emotion.</text:p>
      <text:p text:style-name="P51">Michel Keith and Ryan Gates</text:p>
      <text:p text:style-name="P25"/>
      <text:p text:style-name="P25">War Zone</text:p>
      <text:p text:style-name="P76"/>
      <text:p text:style-name="P76"><text:tab/>The sound of gun blasts fill my ears as I try to hear what buddy next to me is trying to say. All I can make out is a two syllable blur. I feel a sudden sharp pain in my chest as I fall to my knees. I can hear his voice as if I were drowning, “You’re gonna be alright and another two syllable blur before I blackout.</text:p>
      <text:p text:style-name="P1"><text:tab/><text:span text:style-name="T2">I wake up coughing up blood, vision to blurry to tell where I am at. I hear a voice, “make sure that one’s dead.” footsteps come closer and I hear the click of a revolver. I never felt so alive than when I was this close to death. He pulls the trigger...</text:span></text:p>
      <text:p text:style-name="P51">Nala McKay</text:p>
      <text:p text:style-name="P26"/>
      <text:p text:style-name="P26">Cafe Rain</text:p>
      <text:p text:style-name="P2"/>
      <text:p text:style-name="P2"><text:tab/>I walk into the cafe as I usually do on Saturday morning. I took my usual seat by the window. The smell of fresh cooked food filled the air. I look out the window to see the heavy overcast, it looks as if it could rain any minute. I hear the ring of the bell tied to the door, its not to sophisticated but it makes it peaceful somehow.</text:p>
      <text:p text:style-name="P2">They walk up to the counter and start talking to the cashier. After a moment she modestly takes off her apron and starts to cry as she walks away. I wonder what that was about. It starts to rain suddenly and heavily. I get up and go outside to embrace the cleansing of the world rain...</text:p>
      <text:p text:style-name="P51">Tom Mitts and Alissa May(Pony)</text:p>
      <text:p text:style-name="P27"/>
      <text:p text:style-name="P27">Pond Sunset</text:p>
      <text:p text:style-name="P3"/>
      <text:p text:style-name="P3"><text:tab/>I push the wooden boat off the shore and jump in with her on the opposite side. The crickets are chirping in the evening atmosphere as I pick up the ores and start rowing toward the middle of the large pond. I have the urge to break the silence, “Have you ever done this before?”</text:p>
      <text:p text:style-name="P3"><text:tab/>“No, not like this.” she says looking around.</text:p>
      <text:p text:style-name="P3"><text:tab/>“You’re gonna love it, trust me.” As we near the perfect spot I stop rowing and pick up the anchor.</text:p>
      <text:p text:style-name="P3"><text:tab/>“<text:span text:style-name="T4">This is it. I say as I toss it overboard. “What do you think?”<text:line-break/><text:tab/>“It’s beautiful.” she says watching the bright orange sun reflect off the water...</text:span></text:p>
      <text:p text:style-name="P52">Nala McKay and Alissa May (Pony)</text:p>
      <text:p text:style-name="P28"/>
      <text:p text:style-name="P28">Office Sunrise</text:p>
      <text:p text:style-name="P4"/>
      <text:p text:style-name="P4"><text:tab/>I open the doors to the rooftop of the office building and walk to the railing at the edge. I look back to make sure the door didn’t blow shut. I look back over the city and watch the early dawn sunrise before I go to the boring office.</text:p>
      <text:p text:style-name="P4"><text:tab/>“So are you really gonna do it?” a female voice says.</text:p>
      <text:p text:style-name="P4"><text:tab/>She frightened me so bad I almost jumped off. “Do what?”<text:line-break/><text:tab/>“Close the deal, you are the one handling that aren’t you?”<text:line-break/><text:tab/>“Oh, of course.”</text:p>
      <text:p text:style-name="P4"><text:tab/>“What are you doing up here?” she asks looking out past me.</text:p>
      <text:p text:style-name="P4"><text:tab/>“Enjoying the sunrise before work. Ever wonder what it’s like to live beyond the city?”</text:p>
      <text:p text:style-name="P4"><text:tab/>“I-yeah...</text:p>
      <text:p text:style-name="P53">Tom Mitts and Nala McKay</text:p>
      <text:p text:style-name="P29"/>
      <text:p text:style-name="P29">Red Snow</text:p>
      <text:p text:style-name="P5"/>
      <text:p text:style-name="P5"><text:tab/>I fly through the air as I’m thrown out of a hotel. The fresh snow sticks to my clothes as I make my way to my feet. The snow is clumped where my body crushed is. Fresh snow is falling in large flakes. I look for a taxi to take me home but there’s none. I furn toward home and start walking but as soon as I turn I hear two bodies hit the snow from the hotel. I turn to see and man pointing a handgun. I feel the rush as I tackle the guy to the ground and take the gun from him. He pulls another from his belt and without thinking I fire a bullet into his head. I turn to hew and reach out my hand to help her up...</text:p>
      <text:p text:style-name="P54">Ryan Gates</text:p>
      <text:p text:style-name="P29"/>
      <text:p text:style-name="P30">Lonely Road</text:p>
      <text:p text:style-name="P5"/>
      <text:p text:style-name="P5"><text:tab/><text:span text:style-name="T5">I look back at the road to see just how far I’ve come. All I brought with me is a backpack of clothes and the little money I have left. About two more miles I think to myself as I continue on. I hear a car approaching from behind so I put my thumb up but they don’t slow down. I continue on. At eh nest intersection I fins a convenient store as I go in. After a restroom break and refilling my water bottle I continue walking. After awhile of silence another car approaches from behind, so as before I gave a thumbs up and as before the drive on. I think to myself two more miles...</text:span></text:p>
      <text:p text:style-name="P55">Tom Mitts</text:p>
      <text:p text:style-name="P31"/>
      <text:p text:style-name="P31">Silent Hunter</text:p>
      <text:p text:style-name="P6"/>
      <text:p text:style-name="P6"><text:tab/>I load the chamber of my shotgun and get down into position, preparing for a ling wait. In the ever common dead silence I hear the quick scamper of a squirrel rustling the leaves. I look over at it to see its movements. Is was mostly gray with a read streak, “maybe a cross”, I think to myself. I feel a sudden sharp prick on my neck. I reach up to grab it, an ant. I look around on the ground where I’m sitting, oh course I would be on an ant hill. I get up and find another spot for cover. It’s hard to find a place upwind with good view of the field...</text:p>
      <text:p text:style-name="P56">Alice McKay and Eric McKay</text:p>
      <text:p text:style-name="P32"/>
      <text:p text:style-name="P32">Happily Together</text:p>
      <text:p text:style-name="P7"/>
      <text:p text:style-name="P7"><text:tab/>I start to get nervous as I begin my decent down the aisle, my gown dragging the floor, and my veil twinkling in the light. I could smell the rose pedals being tossed to the ground as I make my last few steps forward. My soon-to-be-husband turns toward me, “You look amazing.” as he smiles, such a handsome smile. I look into his big brown eyes and I can’t help but to smile.</text:p>
      <text:p text:style-name="P7"><text:tab/>The preacher begins, “Do you take him to be your lawful wedded husband, for better or worse, richer or poorer, in sickness and in health, till death do you part?”</text:p>
      <text:p text:style-name="P7"><text:tab/>At this moment I thought about how it seems like you have waited forever for this moment, is this really what I wanted?</text:p>
      <text:p text:style-name="P7"><text:tab/>“I do...</text:p>
      <text:p text:style-name="P57">Ryan Gates</text:p>
      <text:p text:style-name="P32"/>
      <text:p text:style-name="P32">Simple Crystal</text:p>
      <text:p text:style-name="P7"/>
      <text:p text:style-name="P7"><text:tab/>I reach out for the <text:span text:style-name="T6">c</text:span>rystal sitting on the pedestal and carefully <text:span text:style-name="T6">pick it up, “This is it?” I turn to my companions and ask in disbelief. The start to gabble among themselves trying to make more out of what I had said but they weren't far off from what I was trying to was. I mean if it had been a challenge to get here is would have at least made sense to come. But to walk in and take it like this? It doesn’t seem right. Have our lives come down to things so simple...</text:span></text:p>
      <text:p text:style-name="P58">Taylor Mitts</text:p>
      <text:p text:style-name="P33"/>
      <text:p text:style-name="P33">Running Forest</text:p>
      <text:p text:style-name="P8"/>
      <text:p text:style-name="P8"><text:tab/>Running through the forest dodging trees, my heart was racing. I never dared to look back to see if it was following me or not. I tripped over something and fall to the ground and wince from the pain. The sudden shock from falling made me so afraid that my body started shaking all over. As I struggled to get to my feet again I glanced back and noticed that is wasn’t following me anymore. I looked around to see there I was; I had no clue. My vision got blurry and I became dizzy as I fell to the ground, head lying in the soft dark mud...</text:p>
      <text:p text:style-name="P59">Alice McKay</text:p>
      <text:p text:style-name="P34"/>
      <text:p text:style-name="P34">Bloody Investigation</text:p>
      <text:p text:style-name="P9"/>
      <text:p text:style-name="P9"><text:tab/>I push open the old rusty door with the opposite of the one holding my pistol. The smell of something de3ad fills my nostrils and I gag. “This is the place alright.: I say under my breath. I take a few steps through the door and see pieces of bodies everywhere with puddles of blood on the floor. After I get over the smell I get my flashlight from its holster and hold it up with my pistol. Looking around I find nothing more than dead rotting flesh of the others. I turn on my radio, “This is Alice, it looks like you were right about the location. However nobody’s here.” I release the button to push open the door to go back outside. The door closes and the smell subsides...</text:p>
      <text:p text:style-name="P60">Tom Mitts, Lèla Null and Alissa May (Pony)</text:p>
      <text:p text:style-name="P35"/>
      <text:p text:style-name="P35">Sad Ending</text:p>
      <text:p text:style-name="P10"/>
      <text:p text:style-name="P10"><text:tab/>I walk over to where she lay, still and motionless the battle was too much for her. I put a knee to the ground and check for a pulse, the faint heartbeat relieves me. I remove my coat and blanket her with it, her tattered and bloodied clothes wouldn’t keep her warm. Carefully I lift her out of the bloodstained snow and start toward the medic, her long red hear blowing in the gentle icy wind. “Looks like she got in over her head.” I say as I approach the medic.</text:p>
      <text:p text:style-name="P10"><text:tab/>“Looks like it.” she says as she tends to the open wounds.</text:p>
      <text:p text:style-name="P10"><text:tab/>“This is what we were after.” I say holding out a clear ring...</text:p>
      <text:p text:style-name="P61">Eric McKay</text:p>
      <text:p text:style-name="P36"/>
      <text:p text:style-name="P36">Hacker Report</text:p>
      <text:p text:style-name="P11"/>
      <text:p text:style-name="P11"><text:tab/>I can hear the rushing footsteps in the nearby fire exit stairwell as the security guards got closer. “I disabled the alarms, so how did they find me?: I say under my breath. I have a mission to complete though. I must try until the very end. I continue typing access codes into a spreadsheet. I hear them in the hallway now as I type the last code. I send it to me laptop and wait for the files to copy over. I hear a single knock on the door and a click followed by a high frequency beeping. The door is blasted off its hinges as the download completes. I close my laptop and pick it up like a book and pull my pistol out of its holster...</text:p>
      <text:p text:style-name="P62">Lèla Null and Violet</text:p>
      <text:p text:style-name="P37"/>
      <text:p text:style-name="P37">Lost Child</text:p>
      <text:p text:style-name="P12"/>
      <text:p text:style-name="P12"><text:tab/>I walk along the railing of a local bridge, stopping midway across I peer off the side to judge the distance with intent to the shallow rill below. After a moment I become focused enough to hear the faint sound of somebody crying. Distracted and curious I venture down to see who it was. Coming around the corner to where I could see who was making the noise I notice it’s just a young girl, she has purple hair though, “What’s your name?” I softly ask.</text:p>
      <text:p text:style-name="P12"><text:tab/>“I don’t have one.” she says between tears, “They are always making fun of my hair.”</text:p>
      <text:p text:style-name="P12"><text:tab/>“Why is that?”</text:p>
      <text:p text:style-name="P12"><text:tab/>“It grows like this.” she frowns...</text:p>
      <text:p text:style-name="P63">Nancy, Taylor and Tom Mitts</text:p>
      <text:p text:style-name="P37"/>
      <text:p text:style-name="P37">Birthday Call</text:p>
      <text:p text:style-name="P12"/>
      <text:p text:style-name="P12"><text:tab/>I take out my phone and call my brother. When it connects I hear the faint ring on the other end. After about 4 rings it goes to the voicemail, “Hey bub, it’s your sis again. Do you ever answer your phone?” I let out a light chuckle after saying this, “Anyway I was calling to invite you over for my birthday. Come over and we can catch up.” I hung up and put my phone back in my pocket.</text:p>
      <text:p text:style-name="P12"><text:tab/>“Do you think he’s coming?” <text:span text:style-name="T7">my grandmother asks.</text:span></text:p>
      <text:p text:style-name="P12"><text:tab/>“<text:span text:style-name="T7">I really don’t know anymore. I’m really worried about him.</text:span></text:p>
      <text:p text:style-name="P13">I guess he’s just really busy these days.” I hopelessly say.</text:p>
      <text:p text:style-name="P13"><text:tab/>After a pause grandma says, “He wouldn’t miss this...”</text:p>
      <text:p text:style-name="P63">Lèla Null</text:p>
      <text:p text:style-name="P38"/>
      <text:p text:style-name="P38">Burning Building</text:p>
      <text:p text:style-name="P13"/>
      <text:p text:style-name="P13"><text:tab/>I wake up to the sharp beeping sound of the fire alarm. Startled I fumble to my feet and grab my robe to cover my near nude body. I run to the window but it wont budge. Panicking I ran to the bedroom door and touched the handle, it was hot. I started to look around for anything that might help me. Without finding anything and smoke filling the room, it was getting harder to breath. Going back to the door I open it briskly and the force of the compressed heat slams the door open. I try to block it with my arm but it rips off the hinges and slams into my side. Weak I fall to my knees, “NO!” I cry and the fire starts turning to solid crystals as I pass out...</text:p>
      <text:p text:style-name="P64">Nala McKay and Nancy Mitts</text:p>
      <text:p text:style-name="P39"/>
      <text:p text:style-name="P39">Deep Confessions</text:p>
      <text:p text:style-name="P14"/>
      <text:p text:style-name="P14"><text:tab/>I walk through the doors of the small old chapel and instantly marvel at the beauty of the paintings and stained glass. The wonderful smell of vanilla scented candles fills my nose as I walk to the alter. I stop and look around and see an elderly lady approaching me, “How may I help you my dear?”</text:p>
      <text:p text:style-name="P14"><text:tab/>“I have a confession to make.”</text:p>
      <text:p text:style-name="P14"><text:tab/>“What is it my dear?”</text:p>
      <text:p text:style-name="P14"><text:tab/>I take a short breath as prepare myself, taking a moment to collect my thoughts before I speak...</text:p>
      <text:p text:style-name="P104">Lèla Null</text:p>
      <text:p text:style-name="P90"><text:span text:style-name="T9"/></text:p>
      <text:p text:style-name="P90"><text:span text:style-name="T9">Blade Fig</text:span><text:span text:style-name="T8">ht</text:span></text:p>
      <text:p text:style-name="P15"/>
      <text:p text:style-name="P15"><text:tab/>My sword was drawn to strike at anytime, so was his. He makes a slight wave of his blade to see if I would drop my guard to strike, not as chance. I wait for his first and final move staying vigilant on my feet. He draws back to swing bit I unsheathe my dagger and jab it into the shoulder that supports his blade and he drops it. Then I kick him in the chest, knocking him to the ground. Staggering to get back on his feet I push him back down with my foot and shove my sword through his chest and twist. He coughs up a mouthful of blood as his life leaves him. I retrieve my blades from his body and sheath my dagger, sword in hand...</text:p>
      <text:p text:style-name="P65">Michel Keith</text:p>
      <text:p text:style-name="P40"/>
      <text:p text:style-name="P40">Meditated Death</text:p>
      <text:p text:style-name="P15"/>
      <text:p text:style-name="P15"><text:tab/>In the lone of the night sitting at the fire I sit sharpening my combat knife. To test the sharpness I <text:span text:style-name="T10">s</text:span>have a few hairs off my arm, “Not quite.” <text:span text:style-name="T10">I think to myself. I heat the blade up and run the sharpening stone over it a few more times, the testing the tip with my finger. I’ve seen to many of my friends fall in battle. With the blade heated from the fire I make a swift slice across my wrist. Fresh blood runs down the length of my arm as I become weak. I try to stand up but fall over on my side. I briefly think about my family that I never had as darkness overshadows me...</text:span></text:p>
      <text:p text:style-name="P66">Eric and Alice McKay</text:p>
      <text:p text:style-name="P50"/>
      <text:p text:style-name="P50">Family’s Start</text:p>
      <text:p text:style-name="P16"/>
      <text:p text:style-name="P16">She crawls across the bed to put the book on the nightstand and I swipe my hand between her legs. She just looks back to smile and stays on all fours. All she’s wearing is a long night shirt and panties so I reach up her shirt and firmly grip her breast with my other hand I slide my hand down the back side of her panties and rum my finger across her hardened slit for a few moments before she says “I want you.” I carefully take her panties off and I remove my shorts to reveal my hard dick. I grab a condom off the nightstand and open it.</text:p>
      <text:p text:style-name="P16"><text:tab/>“Just leave it off.” she says.</text:p>
      <text:p text:style-name="P16"><text:tab/>“Uh, okay.”</text:p>
      <text:p text:style-name="P16"><text:tab/>“I want a family...”</text:p>
      <text:p text:style-name="P66">Lèla Null, Alissa May, Firestar</text:p>
      <text:p text:style-name="P41"/>
      <text:p text:style-name="P41">Forest Clearing</text:p>
      <text:p text:style-name="P16"/>
      <text:p text:style-name="P16">I straddle the saddle that's mounted onto my horse and start it walking out of the field’s main gate. I turn the horse into the sand path beside the gravel road with a gentle nudge with my leg. Halfway up the road I turn off the sand path onto a dirt one that goes through the woods. Gently and carefully I guide the horse through the wood to a small clearing. The <text:span text:style-name="T11">clearing</text:span> had many <text:span text:style-name="T11">fresh</text:span> you<text:span text:style-name="T11">ng</text:span> green trees 3-10 years old and soft <text:span text:style-name="T11">fresh</text:span> grass about 2-4 in long with a <text:span text:style-name="T11">dense</text:span> shade and <text:span text:style-name="T11">refreshing</text:span> cool breeze. Shortly after I dismount I see a young girl with long red hair <text:span text:style-name="T11">approaching</text:span> me with a <text:span text:style-name="T11">handful</text:span> of feathers that are glowing orange. “Ready?” she asks...</text:p>
      <text:p text:style-name="P67">Mrs. Ingram, Pony (Alissa May), Taylor Mitts</text:p>
      <text:p text:style-name="P42"/>
      <text:p text:style-name="P42">Class Assignment</text:p>
      <text:p text:style-name="P17"/>
      <text:p text:style-name="P17"><text:tab/>“The assignment is due next week class.” The teacher said as she wrote it on the board. “You just have to write a short story.” She says as the bell starts to ring. The teacher walks over to my desk as I’m packing my things into my backpack. “If you need help with this I want you to come to my class after school. I know your creative, I’ve seen it in your previous writings.”</text:p>
      <text:p text:style-name="P17"><text:tab/>“Yeah I know. I think I’ve got it though, thanks.” I say. I finish packing and I get dismissed to the next class. My friend meets me at my locker with her books in hand.</text:p>
      <text:p text:style-name="P17"><text:tab/>“Hey...”</text:p>
      <text:p text:style-name="P68">Nala McKay, Lèla Null</text:p>
      <text:p text:style-name="P43"/>
      <text:p text:style-name="P43">Loving Sister</text:p>
      <text:p text:style-name="P18"/>
      <text:p text:style-name="P18"><text:tab/>“Sis, I can’t have you running around fighting like this all the time, you’ll get hurt!” she confronted as she used healing magic on my wounds. “What if something serious happens?”</text:p>
      <text:p text:style-name="P18"><text:tab/>“I’ll be fine.” say modestly.</text:p>
      <text:p text:style-name="P18"><text:tab/>She gets done haling the cut on my arm. I reach up an lean my head to the side, pulling my long bright red hair back reveals a deep bloody puncture wound.”Why do you get yourself into these kinds of things?”</text:p>
      <text:p text:style-name="P18"><text:tab/>“You mean how, and I don’t know.”</text:p>
      <text:p text:style-name="P18"><text:tab/>“You’re looking for the ring aren’t you?”</text:p>
      <text:p text:style-name="P18"><text:tab/>“What if I am...”</text:p>
      <text:p text:style-name="P18"/>
      <text:p text:style-name="P69">Nala McKay, Tom Mitts</text:p>
      <text:p text:style-name="P44"/>
      <text:p text:style-name="P44">Fighting Reason</text:p>
      <text:p text:style-name="P19"/>
      <text:p text:style-name="P19"><text:tab/>“What do you man you’re not going to fight?” she scolds</text:p>
      <text:p text:style-name="P19"><text:tab/>“Just that, I’m not fighting.”</text:p>
      <text:p text:style-name="P19"><text:tab/>“How can you say that? You know the city will fall.” she responds.</text:p>
      <text:p text:style-name="P19"><text:tab/>“It’s not my fight anymore.”</text:p>
      <text:p text:style-name="P19"><text:tab/>“You’re afraid, that’s what it is.”</text:p>
      <text:p text:style-name="P19">she says.</text:p>
      <text:p text:style-name="P19"><text:tab/>“What is there to be afraid of?”</text:p>
      <text:p text:style-name="P19"><text:tab/>“That you will be there and wont to be able to change anything. Afraid that you will fail. Is that it?” she continues.</text:p>
      <text:p text:style-name="P19"><text:tab/>“What if I fail?”</text:p>
      <text:p text:style-name="P19"><text:tab/>“You ont know until you try.” she say.</text:p>
      <text:p text:style-name="P19"><text:tab/>“The I guess I’ll try...”</text:p>
      <text:p text:style-name="P69">Pony (Alissa May)</text:p>
      <text:p text:style-name="P44"/>
      <text:p text:style-name="P44">Horse Alert</text:p>
      <text:p text:style-name="P19"/>
      <text:p text:style-name="P19"><text:tab/>I walk out to the center of the field with my metal comb in hand, “Easy”, I say as I come closer to the mare.</text:p>
      <text:p text:style-name="P19"><text:tab/>She looks up and lightly nicker as she takes a few shy steps forward, and nudges my hand with hew nose.</text:p>
      <text:p text:style-name="P19"><text:tab/>“Sorry, I don’t have anything to eat.” I say showing her the metal comb. I stroke hew nose while I move around to her side to comb the tangles out of her hair. As soon as I start she looks off into the distance with wide eyes and perked ears.</text:p>
      <text:p text:style-name="P19"><text:tab/>“What is it?” I say looking into the distance...</text:p>
      <text:p text:style-name="P69">Nala McKay, Lèla Null</text:p>
      <text:p text:style-name="P44"/>
      <text:p text:style-name="P44">Burning Desire</text:p>
      <text:p text:style-name="P19"/>
      <text:p text:style-name="P19"><text:tab/>I jump to my stomach and snatch my sisters hand from midair. She lets out a sharp shriek as she loos down at the magma below. “Don’t let me go!” she cries out. With <text:span text:style-name="T12">the blazing heat in my face I begin to speak to her. “I’ve been thinking about what you said, how family is one of the most important things.” she slips a little and she manages to say “pull me up.” through a horrified scream.</text:span></text:p>
      <text:p text:style-name="P19"><text:tab/>“<text:span text:style-name="T12">You were wrong.” I continue shouting over the roar of the steam and bubbling magma, as I pull her up.</text:span></text:p>
      <text:p text:style-name="P19"><text:tab/>“<text:span text:style-name="T12">What do you mean?” she asks puzzled.</text:span></text:p>
      <text:p text:style-name="P19"><text:tab/>“<text:span text:style-name="T12">Family is the most important thing I say.</text:span></text:p>
      <text:p text:style-name="P19"><text:tab/><text:span text:style-name="T12">She leans over to hug me as I teleport up to safety...</text:span></text:p>
      <text:p text:style-name="P19"><text:tab/></text:p>
      <text:p text:style-name="P70">Alice, Eric, and Nala McKay</text:p>
      <text:p text:style-name="P45"/>
      <text:p text:style-name="P45">New Birth</text:p>
      <text:p text:style-name="P20"/>
      <text:p text:style-name="P20"><text:tab/>“Come on babe, you’<text:span text:style-name="T13">re almost there, just one more push.” I tell my wife as I hold her hand. </text:span><text:span text:style-name="T14">She takes in a couple of good deep breaths and holds the last one to push the baby out. Moments later a smack and the beautiful sound of a baby crying fills the air.</text:span></text:p>
      <text:p text:style-name="P20"><text:tab/>“<text:span text:style-name="T15">Congratulations</text:span><text:span text:style-name="T14">, it’s a girl.” the nurse says with a smile. The towels </text:span><text:span text:style-name="T15">her down to clean her off, then the nurse returns with the baby. I reach for it but the nurse hands it to my wife. “We need a name for the child.” the nurse says and we mutter between each other before deciding on a perfect name, “We’ll name the child...”</text:span></text:p>
      <text:p text:style-name="P71">Tom and Taylor Mitts</text:p>
      <text:p text:style-name="P46"/>
      <text:p text:style-name="P46">Changed Pace</text:p>
      <text:p text:style-name="P21"/>
      <text:p text:style-name="P21"><text:tab/>“You’ve changed, what happened between you two?” I asked as I unbutton my pants and push them off.</text:p>
      <text:p text:style-name="P21"><text:tab/>“We’re just not together anymore, we’re still friends though.” he replies.</text:p>
      <text:p text:style-name="P21"><text:tab/>“That’s not what I meant. Why did you two separate?” I requestion taking off my shirt.</text:p>
      <text:p text:style-name="P21"><text:tab/>“She said I was different somehow, I guess she didn’t like the change.” he says staring off into the distance.</text:p>
      <text:p text:style-name="P21"><text:tab/>I turn him towards me. “You will find who you are. What do you think of this shirt?” She asks wearing a long white shirt with a large purple flower on the <text:span text:style-name="T16">shoulder.</text:span></text:p>
      <text:p text:style-name="P21"><text:tab/>“<text:span text:style-name="T16">Looks nice, ‘night sis...”</text:span></text:p>
      <text:p text:style-name="P72">Lèla Null, Violet</text:p>
      <text:p text:style-name="P47"/>
      <text:p text:style-name="P47">Park Day</text:p>
      <text:p text:style-name="P22"/>
      <text:p text:style-name="P22"><text:tab/>“Alright, we’re here.” I say. She stops her bike and starts running toward the slide dropping her helmet halfway there. I pick up the pike and helmet and carry them to the bench to keep an eye on her.</text:p>
      <text:p text:style-name="P22"><text:tab/>“Hey, watch this!” she says at the top of the slide.</text:p>
      <text:p text:style-name="P22"><text:tab/>“Ready, set go!” I play back and she slides down.</text:p>
      <text:p text:style-name="P22"><text:tab/>A few more kids arrive with their parents behind them, The kids run throughout the playground. I get up and go over to the slide.</text:p>
      <text:p text:style-name="P22"><text:tab/>“Your turn the girl says so playfully I get on the slide.</text:p>
      <text:p text:style-name="P22"><text:tab/>“Wee!” I play as I go down. One of the children come over to the slide, “Why is your hair purple?” he asks...</text:p>
      <text:p text:style-name="P72">Erik, Alice, and Nala McKay and Lèla Null</text:p>
      <text:p text:style-name="P47"/>
      <text:p text:style-name="P47">Adopted Kid</text:p>
      <text:p text:style-name="P22"/>
      <text:p text:style-name="P22"><text:tab/>“There’s quite a few children to choose from ma’am.” the staff member said.</text:p>
      <text:p text:style-name="P22"><text:tab/>“I would like a moments alone with the children to become better acquainted with them.” I tell him.</text:p>
      <text:p text:style-name="P22"><text:tab/>“Of course.” he says opening the door for me to go in. Inside was like a playground full of children and my daughter runs inside and begins playing with the others.</text:p>
      <text:p text:style-name="P22"><text:tab/>“What do you think.” I turn to ask my husband. He looks around for a few moments before speaking.” It looks like our daughter likes that girl.” observing the young girl with long red hair...</text:p>
      <text:p text:style-name="P73">Nala McKay and Lèla Null</text:p>
      <text:p text:style-name="P48"/>
      <text:p text:style-name="P48">Work Again</text:p>
      <text:p text:style-name="P23"/>
      <text:p text:style-name="P23"><text:tab/>“What do you have planed for today?” I asked my sister who was listening to music and reading something. After a few moments without a response I move over next to her and remove one of her earbuds.</text:p>
      <text:p text:style-name="P23"><text:tab/>“Are you listening to me?”</text:p>
      <text:p text:style-name="P23"><text:tab/>“Shh, I’m reading.” she says passively.</text:p>
      <text:p text:style-name="P23"><text:tab/>“What is it?”</text:p>
      <text:p text:style-name="P23"><text:tab/>“It’s the NEW policies for the organization.” she says.</text:p>
      <text:p text:style-name="P23"><text:tab/>I stand back up straight from observing the book, “So you’re getting rehired?”</text:p>
      <text:p text:style-name="P23"><text:tab/>“Yeah, I just have to redo my training.”</text:p>
      <text:p text:style-name="P23"><text:tab/>“Would you like breakfast?” I ask after a moment to take it all in...</text:p>
      <text:p text:style-name="P73">Nala McKay and Lèla Null</text:p>
      <text:p text:style-name="P48"/>
      <text:p text:style-name="P48">Restless Night</text:p>
      <text:p text:style-name="P23"/>
      <text:p text:style-name="P23"><text:tab/>I lay down in bed for the night after I assure myself that my sister is alright in the adjacent room. I flick off the light on the lamp and nestle in my covers. A vision of me picking wild flowers on a hill fill me head. I hear the laughing of children and I begin to look around. I look back down and see a thick blanket of snow over the field and a puddle of blood where I’m standing; my sister paying frozen in from of me. I wake up with a frightened gasp. The morning light fills the room as I get up to go check her room. Relieved by seeing her still there sleeping. I go downstairs to start making breakfast...</text:p>
      <text:p text:style-name="P74">Lèla Null and Ryan Gates</text:p>
      <text:p text:style-name="P49"/>
      <text:p text:style-name="P49">Soldier’s Toys</text:p>
      <text:p text:style-name="P24"/>
      <text:p text:style-name="P24"><text:tab/>I could see the sniper in the sights of my pistol; preparing to take the shot, I hesitated for only a moment and he took the shot into my love. Frustrated with rage I teleported behind the sniper and single head shot into him and grab his rifle and teleport back beside the bleeding soldier. I kneel down next to his shoulder with tears filling my eyes, “Please get up.” I cry out in fear that he was dead. There was no response from him so I followed procedure by taking his dogtags from his neck and wearing them as my ow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17d3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span text:style-name="MT1">Page </text:span><text:span text:style-name="MT1"><text:page-number text:select-page="current" text:page-adjust="-1">33</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1-03-27T15:08:15.964000000</dc:date>
    <meta:editing-duration>P5DT21H40M37S</meta:editing-duration>
    <meta:editing-cycles>23</meta:editing-cycles>
    <meta:document-statistic meta:table-count="0" meta:image-count="0" meta:object-count="0" meta:page-count="34" meta:paragraph-count="175" meta:word-count="3989" meta:character-count="20322" meta:non-whitespace-character-count="16399"/>
  </office:meta>
</office:document-meta>
</file>